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14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odulo-1---teoria"/>Modulo 1 - Teoria<text:bookmark-end text:name="modulo-1---teoria"/></text:h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  <text:list-item>
              <text:p text:style-name="P6">Modelo <text:span text:style-name="T1">entidades-relacionamentos</text:span>, define os relacionamentos entre os agentes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9">
            <text:list-item>
              <text:p text:style-name="P9">Modelo físico<text:line-break/></text:p>
            </text:list-item>
          </text:list>
          <text:list text:style-name="L10">
            <text:list-item>
              <text:p text:style-name="P10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0">Conectando-se ao banco de dados.<text:line-break/><text:span text:style-name="T1">USE</text:span> <text:span text:style-name="T2">nome_do_banco_de_dados</text:span>;<text:line-break/></text:p>
            </text:list-item>
            <text:list-item>
              <text:p text:style-name="P10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,<text:line-break/><text:span text:style-name="T2">coluna2</text:span> <text:span text:style-name="T2">tipo</text:span>(<text:span text:style-name="T2">tamanho</text:span>),<text:line-break/>…<text:line-break/>);<text:line-break/></text:p>
            </text:list-item>
            <text:list-item>
              <text:p text:style-name="P10">Verificando os banco de dados no sistema.<text:line-break/><text:span text:style-name="T1">SHOW DATABASES</text:span>;<text:line-break/></text:p>
            </text:list-item>
            <text:list-item>
              <text:p text:style-name="P10">Verificando as tabelas do banco de dados.<text:line-break/><text:span text:style-name="T1">SHOW TABLE</text:span>;<text:line-break/></text:p>
            </text:list-item>
            <text:list-item>
              <text:p text:style-name="P10">Descobrindo como é a estrutura de uma tabela, verificando quais são as colunas.<text:line-break/><text:span text:style-name="T1">DESC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Detalhes<text:bookmark-end text:name="detalhes"/></text:h>
      <text:list text:style-name="L11">
        <text:list-item>
          <text:p text:style-name="P11"><text:span text:style-name="T3">Comentarios</text:span> no <text:span text:style-name="T1">MySQL</text:span>, diferente do <text:span text:style-name="T1">SQL</text:span> onde comentarios são ’/**/‘, no MySQL é’#’.<text:line-break/></text:p>
        </text:list-item>
        <text:list-item>
          <text:p text:style-name="P11">O que são e o que fazem os administradores:<text:line-break/></text:p>
          <text:list text:style-name="L12">
            <text:list-item>
              <text:p text:style-name="P12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2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1">Acesso ao <text:span text:style-name="T1">MySQL</text:span> pelo terminal é necessario usar o comando:<text:line-break/>mysql -u root -p<text:line-break/></text:p>
          <text:list text:style-name="L13">
            <text:list-item>
              <text:p text:style-name="P13">Depois colocar a senha.<text:line-break/></text:p>
            </text:list-item>
          </text:list>
        </text:list-item>
        <text:list-item>
          <text:p text:style-name="P11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Seção 2 - Teoria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4T17:46:21Z</meta:creation-date>
    <dc:date>2022-03-14T17:46:21Z</dc:date>
    <meta:user-defined meta:name="date" meta:value-type="string">2022-03-14</meta:user-defined>
    <meta:user-defined meta:name="output" meta:value-type="string"/>
  </office:meta>
</office:document-meta>
</file>